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57f9" officeooo:paragraph-rsid="000257f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5:16:55.224545070</meta:creation-date>
    <meta:generator>LibreOffice/5.1.6.2$Linux_X86_64 LibreOffice_project/10m0$Build-2</meta:generator>
    <dc:date>2018-06-15T15:18:14.430834914</dc:date>
    <meta:editing-duration>PT1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